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2" style:family="table">
      <style:table-properties style:width="17cm" fo:margin-left="-0.005cm" table:align="left"/>
    </style:style>
    <style:style style:name="Tableau2.A" style:family="table-column">
      <style:table-column-properties style:column-width="4.251cm"/>
    </style:style>
    <style:style style:name="Tableau2.B" style:family="table-column">
      <style:table-column-properties style:column-width="4.249cm"/>
    </style:style>
    <style:style style:name="Tableau2.A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 style:family="paragraph" style:parent-style-name="Table_20_Contents">
      <style:paragraph-properties fo:text-align="center" style:justify-single-word="false"/>
    </style:style>
    <style:style style:name="P3" style:family="paragraph" style:parent-style-name="Standard">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paragraph-properties fo:text-align="center" style:justify-single-word="false"/>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paragraph-properties>
        <style:tab-stops>
          <style:tab-stop style:position="4.346cm"/>
        </style:tab-stops>
      </style:paragraph-properties>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fo:color="#c9211e" style:text-underline-style="solid" style:text-underline-width="auto" style:text-underline-color="font-color" fo:font-weight="bold" officeooo:rsid="000ae77d" officeooo:paragraph-rsid="000ae77d" style:text-underline-mode="continuous" style:text-overline-mode="continuous" style:text-line-through-mode="continuous" style:font-weight-asian="bold" style:font-weight-complex="bold"/>
    </style:style>
    <style:style style:name="P7" style:family="paragraph" style:parent-style-name="Standard">
      <style:text-properties fo:color="#c9211e"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8" style:family="paragraph" style:parent-style-name="Standard">
      <style:text-properties fo:color="#3465a4"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style:tab-stops>
          <style:tab-stop style:position="4.346cm"/>
        </style:tab-stops>
      </style:paragraph-properties>
      <style:text-properties fo:color="#3465a4" style:text-underline-style="solid" style:text-underline-width="auto" style:text-underline-color="font-color" style:text-underline-mode="continuous" style:text-overline-mode="continuous" style:text-line-through-mode="continuous"/>
    </style:style>
    <style:style style:name="P10" style:family="paragraph" style:parent-style-name="Standard">
      <style:paragraph-properties>
        <style:tab-stops>
          <style:tab-stop style:position="3.307cm"/>
          <style:tab-stop style:position="4.346cm"/>
        </style:tab-stops>
      </style:paragraph-properties>
      <style:text-properties fo:color="#3465a4"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paragraph-properties>
        <style:tab-stops>
          <style:tab-stop style:position="4.346cm"/>
        </style:tab-stops>
      </style:paragraph-properties>
    </style:style>
    <style:style style:name="P1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paragraph-properties>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paragraph-properties fo:line-height="137%"/>
    </style:style>
    <style:style style:name="P15" style:family="paragraph" style:parent-style-name="Standard">
      <style:paragraph-properties>
        <style:tab-stops>
          <style:tab-stop style:position="3.307cm"/>
          <style:tab-stop style:position="4.346cm"/>
        </style:tab-stops>
      </style:paragraph-properties>
      <style:text-properties fo:color="#000000" fo:font-size="11pt" style:font-size-asian="11pt" style:font-size-complex="11pt"/>
    </style:style>
    <style:style style:name="P16" style:family="paragraph" style:parent-style-name="Standard">
      <style:paragraph-properties>
        <style:tab-stops>
          <style:tab-stop style:position="4.346cm"/>
        </style:tab-stops>
      </style:paragraph-properties>
      <style:text-properties fo:color="#000000"/>
    </style:style>
    <style:style style:name="P17" style:family="paragraph" style:parent-style-name="Standard">
      <style:text-properties fo:color="#000000" style:text-underline-style="solid" style:text-underline-width="auto" style:text-underline-color="font-color" fo:font-weight="bold" officeooo:rsid="000ae77d" officeooo:paragraph-rsid="000ae77d" style:text-underline-mode="continuous" style:text-overline-mode="continuous" style:text-line-through-mode="continuous" style:font-weight-asian="bold" style:font-weight-complex="bold"/>
    </style:style>
    <style:style style:name="P18" style:family="paragraph" style:parent-style-name="Text_20_body">
      <style:paragraph-properties fo:margin-top="0cm" fo:margin-bottom="0cm" loext:contextual-spacing="false" fo:line-height="137%"/>
    </style:style>
    <style:style style:name="P19" style:family="paragraph" style:parent-style-name="Standard" style:master-page-name="MP0">
      <style:paragraph-properties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P20" style:family="paragraph" style:parent-style-name="Standard">
      <style:paragraph-properties>
        <style:tab-stops>
          <style:tab-stop style:position="4.346cm"/>
        </style:tab-stops>
      </style:paragraph-properties>
      <style:text-properties fo:color="#000000"/>
    </style:style>
    <style:style style:name="P21" style:family="paragraph" style:parent-style-name="Standard">
      <style:paragraph-properties>
        <style:tab-stops>
          <style:tab-stop style:position="4.346cm"/>
        </style:tab-stops>
      </style:paragraph-properties>
      <style:text-properties fo:color="#000000" officeooo:paragraph-rsid="001b1a3b"/>
    </style:style>
    <style:style style:name="P22" style:family="paragraph" style:parent-style-name="Standard">
      <style:paragraph-properties>
        <style:tab-stops>
          <style:tab-stop style:position="4.346cm"/>
        </style:tab-stops>
      </style:paragraph-properties>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23" style:family="paragraph" style:parent-style-name="Standard">
      <style:paragraph-properties>
        <style:tab-stops>
          <style:tab-stop style:position="4.346cm"/>
        </style:tab-stops>
      </style:paragraph-properties>
      <style:text-properties fo:color="#000000" fo:font-size="15pt" style:text-underline-style="solid" style:text-underline-width="auto" style:text-underline-color="font-color" fo:font-weight="bold" officeooo:paragraph-rsid="001b1a3b" style:font-size-asian="15pt" style:font-weight-asian="bold" style:font-size-complex="15pt" style:font-weight-complex="bold"/>
    </style:style>
    <style:style style:name="P24" style:family="paragraph" style:parent-style-name="Standard" style:list-style-name="L1">
      <style:paragraph-properties fo:text-align="justify" style:justify-single-word="false">
        <style:tab-stops>
          <style:tab-stop style:position="4.346cm"/>
        </style:tab-stops>
      </style:paragraph-properties>
      <style:text-properties fo:color="#000000" officeooo:rsid="001cdd36" officeooo:paragraph-rsid="001cdd36"/>
    </style:style>
    <style:style style:name="P25" style:family="paragraph" style:parent-style-name="Standard" style:list-style-name="L1">
      <style:paragraph-properties fo:text-align="justify" style:justify-single-word="false">
        <style:tab-stops>
          <style:tab-stop style:position="4.346cm"/>
        </style:tab-stops>
      </style:paragraph-properties>
      <style:text-properties fo:color="#000000" officeooo:rsid="001d30b5" officeooo:paragraph-rsid="001d30b5"/>
    </style:style>
    <style:style style:name="P26" style:family="paragraph" style:parent-style-name="Standard">
      <style:paragraph-properties>
        <style:tab-stops>
          <style:tab-stop style:position="4.346cm"/>
        </style:tab-stops>
      </style:paragraph-properties>
    </style:style>
    <style:style style:name="P27" style:family="paragraph" style:parent-style-name="Standard" style:list-style-name="L2">
      <style:paragraph-properties>
        <style:tab-stops>
          <style:tab-stop style:position="4.346cm"/>
        </style:tab-stops>
      </style:paragraph-properties>
    </style:style>
    <style:style style:name="T1" style:family="text">
      <style:text-properties fo:color="#3465a4" style:text-underline-style="solid" style:text-underline-width="auto" style:text-underline-color="font-color" style:text-underline-mode="continuous" style:text-overline-mode="continuous" style:text-line-through-mode="continuous"/>
    </style:style>
    <style:style style:name="T2" style:family="text">
      <style:text-properties fo:color="#000000"/>
    </style:style>
    <style:style style:name="T3" style:family="text">
      <style:text-properties fo:color="#000000" fo:font-size="11pt" style:font-size-asian="11pt"/>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style:style style:name="T6" style:family="text">
      <style:text-properties fo:color="#000000" style:text-underline-style="solid" style:text-underline-width="auto" style:text-underline-color="font-color" fo:font-weight="bold" officeooo:rsid="001dec2f" style:font-weight-asian="bold" style:font-weight-complex="bold"/>
    </style:style>
    <style:style style:name="T7"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8" style:family="text">
      <style:text-properties fo:color="#000000" fo:font-size="15pt" style:text-underline-style="solid" style:text-underline-width="auto" style:text-underline-color="font-color" fo:font-weight="bold" officeooo:rsid="001dec2f" style:font-size-asian="15pt" style:font-weight-asian="bold" style:font-size-complex="15pt" style:font-weight-complex="bold"/>
    </style:style>
    <style:style style:name="T9" style:family="text">
      <style:text-properties fo:color="#000000" officeooo:rsid="001e2d6f"/>
    </style:style>
    <style:style style:name="T10" style:family="text">
      <style:text-properties fo:color="#c9211e"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11" style:family="text">
      <style:text-properties officeooo:rsid="0018e6b7"/>
    </style:style>
    <style:style style:name="T12" style:family="text">
      <style:text-properties officeooo:rsid="001b1a3b"/>
    </style:style>
    <style:style style:name="T13" style:family="text">
      <style:text-properties officeooo:rsid="001cdd36"/>
    </style:style>
    <style:style style:name="T14" style:family="text">
      <style:text-properties fo:font-style="italic" style:font-style-asian="italic" style:font-style-complex="italic"/>
    </style:style>
    <style:style style:name="T15" style:family="text">
      <style:text-properties officeooo:rsid="001dbf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uméro de projet 20</text:p>
      <text:p text:style-name="Standard"/>
      <table:table table:name="Tableau1" table:style-name="Tableau1">
        <table:table-column table:style-name="Tableau1.A"/>
        <table:table-row>
          <table:table-cell table:style-name="Tableau1.A1" office:value-type="string">
            <text:p text:style-name="P1">Cahier des charges – <text:span text:style-name="T11">Projet MAUJA Adventures</text:span></text:p>
          </table:table-cell>
        </table:table-row>
      </table:table>
      <text:p text:style-name="P4"/>
      <text:p text:style-name="P3"/>
      <text:p text:style-name="P3"/>
      <text:p text:style-name="P3"/>
      <text:p text:style-name="P3"/>
      <text:p text:style-name="P3"/>
      <text:p text:style-name="P3"/>
      <text:p text:style-name="P17">(J’essaierai d’enlever le fond de l’image)</text:p>
      <text:p text:style-name="P3"/>
      <text:p text:style-name="P3"/>
      <text:p text:style-name="P3"/>
      <text:p text:style-name="P3"/>
      <text:p text:style-name="P3"/>
      <text:p text:style-name="P3"/>
      <text:p text:style-name="P3"/>
      <text:p text:style-name="P3"/>
      <text:p text:style-name="P3"/>
      <text:p text:style-name="P6"/>
      <text:p text:style-name="P3"/>
      <text:p text:style-name="P7">I Présentation du projet</text:p>
      <text:p text:style-name="P3"/>
      <text:p text:style-name="P9">Les acteurs du projet</text:p>
      <text:p text:style-name="P5"/>
      <text:p text:style-name="P11">Maître d’ouvrage : M. Provot Laurent</text:p>
      <text:p text:style-name="P11"/>
      <text:p text:style-name="P11">Maître d’œuvre : MAUJA</text:p>
      <text:p text:style-name="P11"/>
      <text:p text:style-name="P11">Chef de projet :</text:p>
      <text:p text:style-name="P11"/>
      <text:p text:style-name="P11">Equipe :</text:p>
      <text:p text:style-name="P11">Ugo → a pour qualités ….</text:p>
      <text:p text:style-name="P11">Maxime → a pour qualités …</text:p>
      <text:p text:style-name="P11">Jérémy → a pour qualités …</text:p>
      <text:p text:style-name="P11">Adrien → a pour qualités …</text:p>
      <text:p text:style-name="P11">Antoine → a pour qualités …</text:p>
      <text:p text:style-name="P5"/>
      <text:p text:style-name="P12"/>
      <text:p text:style-name="P8">Nature de la prestation demandée</text:p>
      <text:p text:style-name="P8"/>
      <text:p text:style-name="Standard"><text:span text:style-name="Police_20_par_20_défaut"><text:span text:style-name="T1">(</text:span></text:span><text:bookmark text:name="docs-internal-guid-62de6b4d-7fff-765b-83"/><text:span text:style-name="Police_20_par_20_défaut"><text:span text:style-name="T3">présenter le projet en 10-15 lignes</text:span></text:span></text:p>
      <text:p text:style-name="P18"><text:span text:style-name="Police_20_par_20_défaut"><text:span text:style-name="T3">genèse du projet, avant(qui a eu l’idée comment s’est venu), pendant(comment on va fonctionner, ce qu’on veut en faire ressortir), après(ce qu’on va en faire) du projet)</text:span></text:span></text:p>
      <text:p text:style-name="P18"/>
      <text:p text:style-name="P18"><text:span text:style-name="Police_20_par_20_défaut"><text:span text:style-name="T3">Version Maxime :</text:span></text:span></text:p>
      <text:p text:style-name="P18"/>
      <text:p text:style-name="Standard">Notre projet est un jeu vidéo de type RPG en 2D, réalisé en Java dans une application fenêtrée avec le framework JavaFX et avec l’IDE « IntelliJ IDEA ». On pourra jouer à ce jeu à plusieurs joueurs, <text:soft-page-break/>depuis plusieurs ordinateurs différents (2 joueurs minimum). Il contiendra donc une partie réseau pour pouvoir mettre en place la partie multijoueurs évoquée précédemment. Le ou les utilisateurs évolueront sur une carte que nous aurons réalisés avec le logiciel Tiled. Cette carte sera composée d’un ensemble de tuiles (petites images disposées sur une grille). Dans notre jeu, il y aura des combats contre des personnages non joueurs, des énigmes, de l’exploration.</text:p>
      <text:p text:style-name="Standard">Notre projet est original, nous l’avons pensé entièrement, cependant, il y a déjà des jeux dans ce genre sur le marché et nous nous inspirons. Ce que nous voulons apporter par rapport à ce qui se trouve déjà sur le marché c’est une possibilité de coopération entre les joueurs assez poussée qui permettrait un « gameplay » innovant.</text:p>
      <text:p text:style-name="Standard">Pour l’utilisateur, la finalité du produit est simplement de pouvoir jouer au jeu sans problèmes, pour le demandeur, la finalité est que le jeu soit fonctionnel d’une part et aussi que toutes les fonctionnalités prévues soient présentes d’autre part.</text:p>
      <text:p text:style-name="P14"/>
      <text:p text:style-name="P12"/>
      <text:p text:style-name="P12"/>
      <text:p text:style-name="P12"/>
      <text:p text:style-name="P12"/>
      <text:p text:style-name="P12"/>
      <text:p text:style-name="P10">Estimation des grandes étapes et dates butoirs</text:p>
      <text:p text:style-name="P10"/>
      <text:p text:style-name="P15">Livrable(s) fin P2 :</text:p>
      <text:p text:style-name="P15"/>
      <text:p text:style-name="P15">Jeu avec des cartes, des ennemis, des collisions, une caméra, des objets et un menu ?</text:p>
      <text:p text:style-name="P15"/>
      <text:p text:style-name="P15">Livrable(s) fin P3</text:p>
      <text:p text:style-name="P15"/>
      <text:p text:style-name="P15">Jeu en résau...</text:p>
      <text:p text:style-name="P13"/>
      <text:p text:style-name="P11">WBS : J’ai commencé le WBS sur ce site :</text:p>
      <text:p text:style-name="P11"/>
      <text:p text:style-name="P11"><text:a xlink:type="simple" xlink:href="https://lucid.app/lucidspark/fbe40513-6567-48f8-b016-607805f9ff10/edit?invitationId=inv_d3e9c4f6-8b74-48c2-9518-997d834f4dc9" office:target-frame-name="_top" xlink:show="replace" text:style-name="Internet_20_link" text:visited-style-name="Visited_20_Internet_20_Link">https://lucid.app/lucidspark/fbe40513-6567-48f8-b016-607805f9ff10/edit?invitationId=inv_d3e9c4f6-8b74-48c2-9518-997d834f4dc9</text:a></text:p>
      <text:p text:style-name="P11"/>
      <text:p text:style-name="P11">Pour l’instant :</text:p>
      <text:p text:style-name="P11"/>
      <text:p text:style-name="P11"/>
      <text:p text:style-name="P11"/>
      <text:p text:style-name="P11"/>
      <text:p text:style-name="P13"/>
      <text:p text:style-name="P11">Délai de réalisation :</text:p>
      <text:p text:style-name="P11"/>
      <text:p text:style-name="P11">Niveau de confidentialité : Tous de niveau 4 ?</text:p>
      <text:p text:style-name="P13"/>
      <table:table table:name="Tableau2" table:style-name="Tableau2">
        <table:table-column table:style-name="Tableau2.A"/>
        <table:table-column table:style-name="Tableau2.B" table:number-columns-repeated="2"/>
        <table:table-column table:style-name="Tableau2.A"/>
        <table:table-row>
          <table:table-cell table:style-name="Tableau2.A1" table:number-columns-spanned="4" office:value-type="string">
            <text:p text:style-name="P2">Devis :</text:p>
          </table:table-cell>
          <table:covered-table-cell/>
          <table:covered-table-cell/>
          <table:covered-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P13"/>
      <text:p text:style-name="P13"/>
      <text:p text:style-name="P9">Organisation de l’équipe et du travail</text:p>
      <text:p text:style-name="P9"/>
      <text:p text:style-name="P16"><text:soft-page-break/>Nous organisons notre travail en utilisant la méthode agile SCRUM . Une méthode de travail qui conseil par exemple de réaliser un backlog de produit, c’est à dire de définir toutes les tâches à réaliser avec leur importance et leur durée prévu. La méthode agile SCRUM, prévoie également la division du projet en ‘sprint’. Ces périodes de travail ont une durée définie, un but, une liste de tâches à réaliser et une liste des membres d’équipe.</text:p>
      <text:p text:style-name="P16"/>
      <text:p text:style-name="P11"><text:span text:style-name="Police_20_par_20_défaut"><text:span text:style-name="T2">Planning réunion (démo, début de sprint, …) : Nous nous réunissons le lundi avec le maître d’ouvrage (</text:span></text:span>M. Laurent Provot) pour la réunion de début de sprint, réunion où nous définissons quels tâches devront être réalisées lors du sprint et qui devra d’en charger. Ces réunions durent en moyenne de 2 à 3h. Nous avons décidés qu’en général, un sprint dure 2 semaines.</text:p>
      <text:p text:style-name="P11">Nous réalisons en fin de semaine (généralement le vendredi), une démo où nous présentons les livrables réalisés lors du sprint au maître d’ouvrage. Ces démo sont assez courtes, elles ne durent que 30 minutes environ.</text:p>
      <text:p text:style-name="P13"/>
      <text:p text:style-name="P11">Les outil de communication que nous utilisons sont : <text:s/>Discord, un logiciel pour pouvoir communiquer via des tchats écrits et vocaux.</text:p>
      <text:p text:style-name="P11"/>
      <text:p text:style-name="P11">L’outil utilisé pour partager le travail que nous utilisons est Gitlab, une plateforme de développement collaborative pour piloter des dépôts de code source et de gérer leurs différentes versions.</text:p>
      <text:p text:style-name="P11"/>
      <text:p text:style-name="P11"/>
      <text:p text:style-name="P11"/>
      <text:p text:style-name="P13"/>
      <text:p text:style-name="P13"/>
      <text:p text:style-name="P11"><text:span text:style-name="Police_20_par_20_défaut"><text:span text:style-name="T10">II Cahier des charges fonctionnels</text:span></text:span></text:p>
      <text:p text:style-name="P11"/>
      <text:p text:style-name="P22"><text:span text:style-name="T12">2.1 </text:span>Fonctionnalités attendues</text:p>
      <text:p text:style-name="P16"/>
      <text:p text:style-name="P16"><text:s text:c="9"/></text:p>
      <text:p text:style-name="P16"/>
      <text:p text:style-name="P22"><text:span text:style-name="T15">2.2 </text:span>Contraintes pesant sur la réalisation du projet</text:p>
      <text:p text:style-name="P16"/>
      <text:p text:style-name="P16"><text:s text:c="8"/>- <text:span text:style-name="T15">Le projet doit être terminé fin mars, plus précisément, le jeu doit être fonctionnel, complet, et disponible le 21 mars.</text:span></text:p>
      <text:p text:style-name="P16"/>
      <text:p text:style-name="P16"><text:s text:c="8"/>- <text:span text:style-name="T15">Pour un projet d’une telle envergure et d’un délai proche de 5 mois, le budget maximal donné qui ne devra pas être dépassé est de 25 000€ euros TTC.</text:span></text:p>
      <text:p text:style-name="P16"/>
      <text:p text:style-name="P23"><text:span text:style-name="T12">2.3 </text:span>Contraintes pesant sur l’utilisation du produit</text:p>
      <text:p text:style-name="P21"/>
      <text:p text:style-name="P21"><text:s text:c="8"/><text:span text:style-name="T13">Les contraintes suivantes ont été définies, et devront être respectées jusqu’à la livraison finale du projet :</text:span></text:p>
      <text:list xml:id="list981781017" text:style-name="L1">
        <text:list-item>
          <text:p text:style-name="P24">Le jeu doit être adaptable à la taille de l’écran, autrement dit, le jeu doit pouvoir fonctionner sur des écrans de taille différentes, et rester <text:span text:style-name="T14">responsive</text:span>, agréable d’utilisation.</text:p>
        </text:list-item>
        <text:list-item>
          <text:p text:style-name="P24">Le jeu doit être accessible, les contrôles doivent sembler logiques et simples d’utilisation.</text:p>
        </text:list-item>
        <text:list-item>
          <text:p text:style-name="P24">Le jeu doit être compatible sur les systèmes d’exploitation Linux et Windows 10</text:p>
        </text:list-item>
        <text:list-item>
          <text:p text:style-name="P24">Le jeu doit être déployé, pouvoir être joué en l’état.</text:p>
        </text:list-item>
        <text:list-item>
          <text:p text:style-name="P24">Le jeu doit être auto-suffisant, il ne doit nécessiter aucune installation d’un logiciel tiers.</text:p>
        </text:list-item>
        <text:list-item>
          <text:p text:style-name="P24">Le jeu doit être disponible à la date de fin prévu citée en 1.3, et fonctionner en l’état avec les fonctionnalités prioritaires.</text:p>
        </text:list-item>
        <text:list-item>
          <text:p text:style-name="P25"><text:soft-page-break/>Le partie qui concerne le jeu en réseau doit être sécurisée, il ne doit pas y avoir de faille de sécurité, il doit donc être penser avec le <text:span text:style-name="T14">Privacy By Default</text:span>.</text:p>
        </text:list-item>
        <text:list-item>
          <text:p text:style-name="P25">Aucune donnée personnelle, sensible ou confidentielle ne doit être stockée sur l’utilisateur final. Ainsi, même dans le cas du jeu en réseau, il ne faudra pas conserver de données relatives aux joueurs.</text:p>
        </text:list-item>
      </text:list>
      <text:p text:style-name="P11"><text:span text:style-name="Police_20_par_20_défaut"><text:span text:style-name="T2"/></text:span></text:p>
      <text:p text:style-name="P11"><text:span text:style-name="Police_20_par_20_défaut"><text:span text:style-name="T2"/></text:span></text:p>
      <text:p text:style-name="P11"><text:span text:style-name="Police_20_par_20_défaut"><text:span text:style-name="T8">2.4 </text:span></text:span><text:span text:style-name="Police_20_par_20_défaut"><text:span text:style-name="T7">Critères d’appréciation de la qualité du produit</text:span></text:span></text:p>
      <text:p text:style-name="P11"><text:span text:style-name="Police_20_par_20_défaut"><text:span text:style-name="T2"/></text:span></text:p>
      <text:p text:style-name="P11"><text:span text:style-name="Police_20_par_20_défaut"><text:span text:style-name="T2"><text:s text:c="8"/></text:span></text:span><text:span text:style-name="Police_20_par_20_défaut"><text:span text:style-name="T9">Le jeu livré doit être soigné, et doit posséder les spécificités énoncées : </text:span></text:span></text:p>
      <text:list xml:id="list1132378690" text:style-name="L2">
        <text:list-item>
          <text:p text:style-name="P27"><text:span text:style-name="Police_20_par_20_défaut"><text:span text:style-name="T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Portable</meta:initial-creator>
    <meta:creation-date>2021-11-26T16:39:00Z</meta:creation-date>
    <dc:date>2021-11-27T11:55:53.666882454</dc:date>
    <meta:editing-cycles>7</meta:editing-cycles>
    <meta:editing-duration>PT42M41S</meta:editing-duration>
    <meta:document-statistic meta:table-count="2" meta:image-count="0" meta:object-count="0" meta:page-count="4" meta:paragraph-count="57" meta:word-count="892" meta:character-count="5405" meta:non-whitespace-character-count="4533"/>
    <meta:template xlink:type="simple" xlink:actuate="onRequest" xlink:title="" xlink:href="Normal.dotm"/>
  </office:meta>
</office:document-meta>
</file>